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Action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ActionEvent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ActionEvent.PageActionEvent( UIComponent component , Page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ActionEvent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